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69a2e" draw:textarea-horizontal-align="justify" draw:textarea-vertical-align="middle" draw:auto-grow-height="false" fo:min-height="1.65cm" fo:min-width="3.9cm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1.65cm" fo:min-width="3.9cm"/>
    </style:style>
    <style:style style:name="gr3" style:family="graphic" style:parent-style-name="standard">
      <style:graphic-properties draw:fill="solid" draw:fill-color="#2a6099" draw:textarea-horizontal-align="justify" draw:textarea-vertical-align="middle" draw:auto-grow-height="false" fo:min-height="1.65cm" fo:min-width="3.9cm"/>
    </style:style>
    <style:style style:name="gr4" style:family="graphic" style:parent-style-name="standard">
      <style:graphic-properties draw:fill-color="#861141" draw:textarea-horizontal-align="justify" draw:textarea-vertical-align="middle" draw:auto-grow-height="false" fo:min-height="1.65cm" fo:min-width="3.9cm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objectwithoutfill">
      <style:graphic-properties svg:stroke-width="0.1cm" svg:stroke-color="#1c1c1c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1c1c1c" draw:marker-start-width="0.35cm" draw:marker-end="Symmetric_20_Arrow" draw:marker-end-width="0.45cm" draw:fill="solid" draw:fill-color="#2a6099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1c1c1c" draw:marker-start-width="0.35cm" draw:marker-end="Symmetric_20_Arrow" draw:marker-end-width="0.45cm" draw:fill="solid" draw:fill-color="#861141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69a2e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38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  <style:text-properties fo:color="#ffffff"/>
    </style:style>
    <style:style style:name="P6" style:family="paragraph">
      <loext:graphic-properties draw:fill-color="#861141"/>
      <style:paragraph-properties fo:text-align="center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text-properties fo:font-style="normal" style:font-style-asian="normal" style:font-style-complex="normal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861141"/>
      <style:paragraph-properties fo:text-align="center"/>
    </style:style>
    <style:style style:name="T1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cm" svg:height="1.9cm" svg:x="11.7cm" svg:y="1.1cm">
          <text:p text:style-name="P1">/api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cm" svg:height="1.9cm" svg:x="11.7cm" svg:y="4cm">
          <text:p text:style-name="P3">/us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4.4cm" svg:height="1.9cm" svg:x="3cm" svg:y="4cm">
          <text:p text:style-name="P1">/location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4.4cm" svg:height="1.9cm" svg:x="19.9cm" svg:y="4cm">
          <text:p text:style-name="P3">/auth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4cm" svg:height="1.9cm" svg:x="3cm" svg:y="7cm">
          <text:p text:style-name="P1">/&lt;location_id&gt;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4cm" svg:height="1.9cm" svg:x="3cm" svg:y="10cm">
          <text:p text:style-name="P1">/charger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4.4cm" svg:height="1.9cm" svg:x="3cm" svg:y="13cm">
          <text:p text:style-name="P1">/&lt;charger_id&gt;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4.4cm" svg:height="1.9cm" svg:x="3cm" svg:y="16cm">
          <text:p text:style-name="P1">/sess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4.4cm" svg:height="1.9cm" svg:x="9cm" svg:y="10cm">
          <text:p text:style-name="P1">/queue</text:p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4.4cm" svg:height="1.9cm" svg:x="19.9cm" svg:y="10cm">
          <text:p text:style-name="P3">/logout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4.4cm" svg:height="1.9cm" svg:x="19.9cm" svg:y="7cm">
          <text:p text:style-name="P3">/login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2.1cm" svg:height="1.987cm" svg:x="3.6cm" svg:y="18.2cm">
          <draw:text-box>
            <text:p text:style-name="P7"><text:span text:style-name="T1">(/api/location/&lt;location_id&gt;/charger/&lt;charger_id&gt;/session)</text:span></text:p>
          </draw:text-box>
        </draw:frame>
        <draw:connector draw:style-name="gr6" draw:text-style-name="P9" draw:layer="layout" svg:x1="11.7cm" svg:y1="2.05cm" svg:x2="5.2cm" svg:y2="4cm" draw:start-shape="id1" draw:start-glue-point="3" draw:end-shape="id2" draw:end-glue-point="0" svg:d="M11700 2050h-6500v1950" svg:viewBox="0 0 6501 1951">
          <text:p/>
        </draw:connector>
        <draw:connector draw:style-name="gr6" draw:text-style-name="P9" draw:layer="layout" svg:x1="13.9cm" svg:y1="3cm" svg:x2="13.9cm" svg:y2="4cm" draw:start-shape="id1" draw:start-glue-point="2" draw:end-shape="id3" draw:end-glue-point="0" svg:d="M13900 3000v1000" svg:viewBox="0 0 1 1001">
          <text:p/>
        </draw:connector>
        <draw:connector draw:style-name="gr7" draw:text-style-name="P5" draw:layer="layout" svg:x1="5.2cm" svg:y1="5.9cm" svg:x2="5.2cm" svg:y2="7cm" draw:start-shape="id2" draw:start-glue-point="2" draw:end-shape="id4" draw:end-glue-point="0" svg:d="M5200 5900v1100" svg:viewBox="0 0 1 1101">
          <text:p/>
        </draw:connector>
        <draw:connector draw:style-name="gr7" draw:text-style-name="P5" draw:layer="layout" svg:x1="5.2cm" svg:y1="8.9cm" svg:x2="5.2cm" svg:y2="10cm" draw:start-shape="id4" draw:start-glue-point="2" draw:end-shape="id5" draw:end-glue-point="0" svg:d="M5200 8900v1100" svg:viewBox="0 0 1 1101">
          <text:p/>
        </draw:connector>
        <draw:connector draw:style-name="gr7" draw:text-style-name="P5" draw:layer="layout" svg:x1="7.4cm" svg:y1="7.95cm" svg:x2="11.2cm" svg:y2="10cm" draw:start-shape="id4" draw:start-glue-point="1" draw:end-shape="id6" draw:end-glue-point="0" svg:d="M7400 7950h3800v2050" svg:viewBox="0 0 3801 2051">
          <text:p/>
        </draw:connector>
        <draw:connector draw:style-name="gr7" draw:text-style-name="P5" draw:layer="layout" svg:x1="5.2cm" svg:y1="11.9cm" svg:x2="5.2cm" svg:y2="13cm" draw:start-shape="id5" draw:start-glue-point="2" draw:end-shape="id7" draw:end-glue-point="0" svg:d="M5200 11900v1100" svg:viewBox="0 0 1 1101">
          <text:p/>
        </draw:connector>
        <draw:connector draw:style-name="gr7" draw:text-style-name="P5" draw:layer="layout" svg:x1="5.2cm" svg:y1="14.9cm" svg:x2="5.2cm" svg:y2="16cm" draw:start-shape="id7" draw:start-glue-point="2" draw:end-shape="id8" draw:end-glue-point="0" svg:d="M5200 14900v1100" svg:viewBox="0 0 1 1101">
          <text:p/>
        </draw:connector>
        <draw:connector draw:style-name="gr6" draw:text-style-name="P9" draw:layer="layout" svg:x1="16.1cm" svg:y1="2.05cm" svg:x2="22.1cm" svg:y2="4cm" draw:start-shape="id1" draw:start-glue-point="1" draw:end-shape="id9" draw:end-glue-point="0" svg:d="M16100 2050h6000v1950" svg:viewBox="0 0 6001 1951">
          <text:p/>
        </draw:connector>
        <draw:connector draw:style-name="gr8" draw:text-style-name="P10" draw:layer="layout" svg:x1="22.1cm" svg:y1="5.9cm" svg:x2="22.1cm" svg:y2="7cm" draw:start-shape="id9" draw:start-glue-point="2" draw:end-shape="id10" draw:end-glue-point="0" svg:d="M22100 5900v1100" svg:viewBox="0 0 1 1101">
          <text:p/>
        </draw:connector>
        <draw:connector draw:style-name="gr8" draw:text-style-name="P10" draw:layer="layout" svg:x1="24.3cm" svg:y1="4.95cm" svg:x2="24.3cm" svg:y2="10.95cm" draw:start-shape="id9" draw:start-glue-point="1" draw:end-shape="id11" draw:end-glue-point="1" svg:d="M24300 4950h501v6000h-501" svg:viewBox="0 0 502 6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15:41:02.943458284</meta:creation-date>
    <dc:date>2019-12-15T15:54:29.233999782</dc:date>
    <meta:editing-duration>PT2M45S</meta:editing-duration>
    <meta:editing-cycles>1</meta:editing-cycles>
    <meta:document-statistic meta:object-count="22"/>
    <meta:generator>LibreOffice/6.3.3.2.0$Linux_X86_64 LibreOffice_project/30$Build-2</meta:generator>
  </office:meta>
</office:document-meta>
</file>